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text-properties style:font-name="Arial" fo:font-size="12pt" fo:font-weight="bold" officeooo:rsid="001b1baa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text-properties style:font-name="Arial" fo:font-size="12pt" officeooo:rsid="001b1baa" officeooo:paragraph-rsid="001b1baa" style:font-size-asian="12pt" style:font-size-complex="12pt"/>
    </style:style>
    <style:style style:name="P6" style:family="paragraph" style:parent-style-name="Text_20_body" style:list-style-name="L1">
      <style:text-properties style:font-name="Arial" fo:font-size="12pt" officeooo:rsid="001d3a07" officeooo:paragraph-rsid="001d3a07" style:font-size-asian="12pt" style:font-size-complex="12pt"/>
    </style:style>
    <style:style style:name="P7" style:family="paragraph" style:parent-style-name="Text_20_body" style:list-style-name="L1">
      <style:text-properties style:font-name="Arial" fo:font-size="12pt" style:font-size-asian="12pt" style:font-size-complex="12pt"/>
    </style:style>
    <style:style style:name="P8" style:family="paragraph" style:parent-style-name="Text_20_body" style:list-style-name="L1">
      <style:text-properties style:font-name="Arial" fo:font-size="12pt" fo:font-weight="normal" officeooo:rsid="001d3a07" officeooo:paragraph-rsid="001d3a0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baa" style:font-weight-asian="bold" style:font-weight-complex="bold"/>
    </style:style>
    <style:style style:name="T3" style:family="text">
      <style:text-properties fo:font-weight="bold" officeooo:rsid="001d3a07" style:font-weight-asian="bold" style:font-weight-complex="bold"/>
    </style:style>
    <style:style style:name="T4" style:family="text">
      <style:text-properties officeooo:rsid="001af527"/>
    </style:style>
    <style:style style:name="T5" style:family="text">
      <style:text-properties officeooo:rsid="001b1344"/>
    </style:style>
    <style:style style:name="T6" style:family="text">
      <style:text-properties officeooo:rsid="001b1b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ba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<text:span text:style-name="T5">s</text:span> <text:span text:style-name="T4">Laboratório – Associação entre Classes</text:span></text:p>
      <text:p text:style-name="P1"/>
      <text:p text:style-name="P1"><text:span text:style-name="T6">1 – Para cada contexto, modelar e implementar as classes e uma classe principal para gerar instâncias de cada situação. Crie também construtores próprios para cada classe. Os construtores devem receber como parâmetro o valor do nome e inicializar o atributo correspondente (nome/razão social para empresa), e um método </text:span><text:span text:style-name="T2">toString()</text:span><text:span text:style-name="T6"> para mostrar a instância.</text:span></text:p>
      <text:p text:style-name="P1"/>
      <text:list xml:id="list447054692279519137" text:style-name="L1">
        <text:list-item>
          <text:p text:style-name="P4">Músicas e Compositores</text:p>
          <text:list>
            <text:list-item>
              <text:p text:style-name="P8">Para músicas precisamos do nome, ano, tipo e compositor; e para compositores precisamos do nome e da nacionalidade</text:p>
            </text:list-item>
            <text:list-item>
              <text:p text:style-name="P5">Criar/Instanciar algumas músicas, cada uma com seu compositor e mostrá-los;</text:p>
            </text:list-item>
            <text:list-item>
              <text:p text:style-name="P5">Alterar a implementação para que uma música tenha mais de um compositor;</text:p>
              <text:p text:style-name="P5"/>
            </text:list-item>
          </text:list>
        </text:list-item>
        <text:list-item>
          <text:p text:style-name="P3">Alunos matriculados em cursos de um departamento</text:p>
          <text:list>
            <text:list-item>
              <text:p text:style-name="P6">Os alunos têm nome, matricula, ano e curso; os cursos têm nome, sigla e departamento e cada departamento tem seu nome e sua sigla;</text:p>
            </text:list-item>
            <text:list-item>
              <text:p text:style-name="P5">Criar/Instanciar alunos, cursos e departamentos, fazer os vínculos entre eles e mostrá-los;</text:p>
              <text:p text:style-name="P5"/>
            </text:list-item>
          </text:list>
        </text:list-item>
        <text:list-item>
          <text:p text:style-name="P3">Clientes com seu endereço </text:p>
          <text:list>
            <text:list-item>
              <text:p text:style-name="P6">Um cliente tem nome, cpf e endereço; <text:span text:style-name="T7">um endereço é formado pela rua, </text:span><text:span text:style-name="T8">número</text:span><text:span text:style-name="T7">, complemento, cep, bairro, cidade e estado</text:span></text:p>
            </text:list-item>
            <text:list-item>
              <text:p text:style-name="P5">Criar/Instanciar clientes com seu endereço e mostrar cada um deles;</text:p>
              <text:p text:style-name="P5"/>
            </text:list-item>
          </text:list>
        </text:list-item>
        <text:list-item>
          <text:p text:style-name="P7"><text:span text:style-name="T1">Empregado trabalhando em </text:span><text:span text:style-name="T3">uma </text:span><text:span text:style-name="T1">empresa</text:span></text:p>
          <text:list>
            <text:list-item>
              <text:p text:style-name="P6">Um empregado tem nome, matricula e empresa; uma empresa tem <text:span text:style-name="T7">cpnj, razão social e endereço (igual ao do cliente no exercício anterior);</text:span></text:p>
            </text:list-item>
            <text:list-item>
              <text:p text:style-name="P5">Criar/Instanciar empregados com sua empresa, a empresa com seu endereço, e mostrá-los.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17-04-04T12:33:18.278000000</dc:date>
    <meta:editing-duration>PT1H55M23S</meta:editing-duration>
    <meta:editing-cycles>6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8" meta:word-count="233" meta:character-count="1439" meta:non-whitespace-character-count="1234"/>
  </office:meta>
</office:document-meta>
</file>